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heads_20_2" draw:marker-start-width="0.3cm" draw:marker-end="Arrowheads_20_2" draw:marker-end-width="0.3cm" draw:fill="none" draw:textarea-vertical-align="bottom" fo:padding-bottom="-0.6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cm" svg:stroke-color="#8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000080" draw:fill="none" draw:textarea-vertical-align="middle"/>
    </style:style>
    <style:style style:name="gr9" style:family="graphic" style:parent-style-name="standard">
      <style:graphic-properties draw:stroke="none" svg:stroke-color="#800000" draw:fill="none" draw:fill-color="#ffffff" draw:auto-grow-height="true" draw:auto-grow-width="false" fo:max-height="0cm" fo:min-height="0.586cm"/>
    </style:style>
    <style:style style:name="gr10" style:family="graphic" style:parent-style-name="objectwithoutfill">
      <style:graphic-properties svg:stroke-width="0.02cm" svg:stroke-color="#8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3" style:family="graphic" style:parent-style-name="objectwithoutfill">
      <style:graphic-properties draw:stroke="dash" draw:stroke-dash="Fine_20_Dashed_20__28_var_29_" svg:stroke-width="0.05cm" svg:stroke-color="#800000" draw:marker-start="Arrowheads_20_2" draw:marker-start-width="0.375cm" draw:marker-end="Arrowheads_20_2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000080" draw:marker-start="Arrowheads_20_2" draw:marker-start-width="0.3cm"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draw:fill="none" draw:textarea-vertical-align="middle"/>
    </style:style>
    <style:style style:name="gr16" style:family="graphic" style:parent-style-name="objectwithoutfill">
      <style:graphic-properties draw:stroke="dash" draw:stroke-dash="Ultrafine_20_Dashed" svg:stroke-color="#dc2300"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800000" fo:font-size="10pt" style:font-size-asian="10pt" style:font-size-complex="10pt"/>
    </style:style>
    <style:style style:name="P4" style:family="paragraph">
      <style:paragraph-properties fo:text-align="center"/>
      <style:text-properties fo:color="#800000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end"/>
    </style:style>
    <style:style style:name="P7" style:family="paragraph">
      <style:text-properties fo:color="#800000"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color="#000080" fo:font-size="12pt" style:font-size-asian="12pt" style:font-size-complex="12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text-properties fo:color="#dc2300"/>
    </style:style>
    <style:style style:name="P12" style:family="paragraph">
      <style:text-properties fo:color="#dc2300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0000" fo:font-size="16pt" style:font-size-asian="16pt" style:font-size-complex="16pt"/>
    </style:style>
    <style:style style:name="T4" style:family="text">
      <style:text-properties fo:color="#8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800000"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80" fo:font-size="12pt" style:font-size-asian="12pt" style:font-size-complex="12pt"/>
    </style:style>
    <style:style style:name="T11" style:family="text">
      <style:text-properties fo:color="#dc23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4" draw:id="id4" draw:layer="layout" svg:width="0.8cm" svg:height="0.8cm" svg:x="21.9cm" svg:y="11.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0.8cm" svg:height="0.8cm" svg:x="21.9cm" svg:y="8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xml:id="id1" draw:id="id1" draw:layer="layout" svg:width="1.4cm" svg:height="1.2cm" svg:x="3.3cm" svg:y="1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2" draw:id="id2" draw:layer="layout" svg:width="1.4cm" svg:height="1.2cm" svg:x="13.52cm" svg:y="18.2cm">
            <text:p/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draw:type="line" svg:x1="4.7cm" svg:y1="18.8cm" svg:x2="13.52cm" svg:y2="18.8cm" draw:start-shape="id1" draw:start-glue-point="1" draw:end-shape="id2" draw:end-glue-point="3" svg:d="m4700 18800h8820" svg:viewBox="0 0 8821 1">
            <text:p text:style-name="P1"><text:span text:style-name="T1">profit</text:span></text:p>
          </draw:connector>
        </draw:g>
        <draw:line draw:style-name="gr4" draw:text-style-name="P1" draw:layer="layout" svg:x1="4.7cm" svg:y1="18cm" svg:x2="4.7cm" svg:y2="7.2cm">
          <text:p/>
        </draw:line>
        <draw:line draw:style-name="gr4" draw:text-style-name="P1" draw:layer="layout" svg:x1="4.7cm" svg:y1="18cm" svg:x2="23.3cm" svg:y2="18cm">
          <text:p/>
        </draw:line>
        <draw:line draw:style-name="gr5" draw:text-style-name="P1" draw:layer="layout" svg:x1="4.4cm" svg:y1="17cm" svg:x2="4.7cm" svg:y2="17cm">
          <text:p/>
        </draw:line>
        <draw:line draw:style-name="gr6" draw:text-style-name="P1" draw:layer="layout" svg:x1="4.4cm" svg:y1="10.4cm" svg:x2="22.8cm" svg:y2="10.4cm">
          <text:p/>
        </draw:line>
        <draw:path draw:style-name="gr7" draw:text-style-name="P1" draw:layer="layout" svg:width="18.994cm" svg:height="4.022cm" draw:transform="skewX (2.43743986652416E-017) rotate (0.194429678672168) translate (3.92273809383694cm 13.0528511519669cm)" svg:viewBox="0 0 18995 4023" svg:d="m0 4023c3924-5954 13698-3831 18995-2782">
          <text:p/>
        </draw:path>
        <draw:line draw:style-name="gr8" draw:text-style-name="P1" draw:layer="layout" svg:x1="4.7cm" svg:y1="17cm" svg:x2="18cm" svg:y2="8.2cm">
          <text:p/>
        </draw:line>
        <draw:g>
          <draw:frame draw:style-name="gr9" draw:text-style-name="P3" draw:layer="layout" svg:width="1.6cm" svg:height="0.878cm" svg:x="2.8cm" svg:y="9.68cm">
            <draw:text-box>
              <text:p text:style-name="P1"><text:span text:style-name="T2">x</text:span><text:span text:style-name="T3">d</text:span></text:p>
            </draw:text-box>
          </draw:frame>
          <draw:frame draw:style-name="gr9" draw:text-style-name="P4" draw:layer="layout" svg:width="1.6cm" svg:height="0.878cm" svg:x="2.8cm" svg:y="10.239cm">
            <draw:text-box>
              <text:p text:style-name="P1"><text:span text:style-name="T4">R</text:span></text:p>
            </draw:text-box>
          </draw:frame>
          <draw:line draw:style-name="gr10" draw:text-style-name="P1" draw:layer="layout" svg:x1="3.12cm" svg:y1="10.408cm" svg:x2="4.08cm" svg:y2="10.408cm">
            <text:p/>
          </draw:line>
        </draw:g>
        <draw:frame draw:style-name="gr11" draw:text-style-name="P5" draw:layer="layout" svg:width="1cm" svg:height="0.878cm" svg:x="3.5cm" svg:y="16.5cm">
          <draw:text-box>
            <text:p text:style-name="P1"><text:span text:style-name="T5">1</text:span></text:p>
          </draw:text-box>
        </draw:frame>
        <draw:frame draw:style-name="gr11" draw:text-style-name="P1" draw:layer="layout" svg:width="3.2cm" svg:height="1.436cm" svg:x="1.4cm" svg:y="7.864cm">
          <draw:text-box>
            <text:p text:style-name="P1">revenue <text:span text:style-name="T6">(multiplier)</text:span></text:p>
          </draw:text-box>
        </draw:frame>
        <draw:frame draw:style-name="gr12" draw:text-style-name="P7" draw:layer="layout" svg:width="6.8cm" svg:height="1.273cm" svg:x="15.8cm" svg:y="11.6cm">
          <draw:text-box>
            <text:p text:style-name="P6"><text:span text:style-name="T7">note: the ceiling/floor can be controlled using </text:span><text:span text:style-name="T8">x</text:span><text:span text:style-name="T7">, d and R</text:span></text:p>
          </draw:text-box>
        </draw:frame>
        <draw:frame draw:style-name="gr11" draw:text-style-name="P8" draw:layer="layout" svg:width="10.2cm" svg:height="1.673cm" svg:x="13.6cm" svg:y="15.8cm">
          <draw:text-box>
            <text:p><text:span text:style-name="T9">x</text:span><text:span text:style-name="T6"> = average revenue per Ethereum operation</text:span></text:p>
            <text:p><text:span text:style-name="T6">d = difficult of the PoW, as equivalent Eth ops</text:span></text:p>
            <text:p><text:span text:style-name="T6">R = reward per block for Ether inflation</text:span></text:p>
          </draw:text-box>
        </draw:frame>
        <draw:frame draw:style-name="gr11" draw:text-style-name="P9" draw:layer="layout" svg:width="5.8cm" svg:height="0.725cm" svg:x="12.4cm" svg:y="8.275cm">
          <draw:text-box>
            <text:p><text:span text:style-name="T10">cost per Eth op (k)</text:span></text:p>
          </draw:text-box>
        </draw:frame>
        <draw:frame draw:style-name="gr11" draw:text-style-name="P2" draw:layer="layout" svg:width="6.2cm" svg:height="0.806cm" svg:x="18.4cm" svg:y="18.2cm">
          <draw:text-box>
            <text:p text:style-name="P1"><text:span text:style-name="T1">Ethereum operations</text:span></text:p>
          </draw:text-box>
        </draw:frame>
        <draw:frame draw:style-name="gr11" draw:text-style-name="P10" draw:layer="layout" svg:width="1cm" svg:height="0.878cm" svg:x="4.2cm" svg:y="17.55cm">
          <draw:text-box>
            <text:p text:style-name="P1"><text:span text:style-name="T5">0</text:span></text:p>
          </draw:text-box>
        </draw:frame>
        <draw:connector draw:style-name="gr13" draw:text-style-name="P1" draw:layer="layout" draw:type="line" svg:x1="22.3cm" svg:y1="9.1cm" svg:x2="22.3cm" svg:y2="11.7cm" draw:start-shape="id3" draw:end-shape="id4" draw:end-glue-point="0" svg:d="m22300 9100v2600" svg:viewBox="0 0 1 2601">
          <text:p/>
        </draw:connector>
        <draw:connector draw:style-name="gr14" draw:text-style-name="P1" draw:layer="layout" draw:type="line" svg:x1="16.321cm" svg:y1="8.119cm" svg:x2="17.429cm" svg:y2="9.756cm" svg:d="m16321 8119 1108 1637" svg:viewBox="0 0 1109 1638">
          <text:p/>
        </draw:connector>
        <draw:line draw:style-name="gr15" draw:text-style-name="P1" draw:layer="layout" svg:x1="13.52cm" svg:y1="10cm" svg:x2="13.52cm" svg:y2="19.2cm">
          <text:p/>
        </draw:line>
        <draw:line draw:style-name="gr16" draw:text-style-name="P1" draw:layer="layout" svg:x1="8cm" svg:y1="12.4cm" svg:x2="8cm" svg:y2="15.8cm">
          <text:p/>
        </draw:line>
        <draw:frame draw:style-name="gr11" draw:text-style-name="P12" draw:layer="layout" svg:width="3cm" svg:height="0.645cm" svg:x="7.9cm" svg:y="15.5cm">
          <draw:text-box>
            <text:p text:style-name="P11"><text:span text:style-name="T11">optimal revenue</text:span></text:p>
          </draw:text-box>
        </draw:frame>
        <draw:line draw:style-name="gr15" draw:text-style-name="P1" draw:layer="layout" svg:x1="4.7cm" svg:y1="18cm" svg:x2="4.7cm" svg:y2="19.2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6T16:42:10</meta:creation-date>
    <dc:date>2014-02-28T19:12:31</dc:date>
    <meta:editing-duration>P1DT19H19M1S</meta:editing-duration>
    <meta:editing-cycles>9</meta:editing-cycles>
    <meta:generator>LibreOffice/4.0.2.2$Linux_X86_64 LibreOffice_project/400m0$Build-2</meta:generator>
    <meta:document-statistic meta:object-count="53"/>
  </office:meta>
</office:document-meta>
</file>